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Model.putNodes( DefaultMutableTreeNode node , String position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ag.Tag( String name , boolean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Model.TreeModel( DefaultMutable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Model.getParentPathIndex( String path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eeModel.getPathIndex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setStart( boolean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Model.getNode( String path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Model.getDoublePathIndex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is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